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0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94cm"/>
    </style:style>
    <style:style style:name="gr10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86cm" svg:height="2.774cm" svg:x="2.328cm" svg:y="0.2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12cm" svg:y1="0.949cm" svg:x2="2.318cm" svg:y2="0.959cm">
          <text:p/>
        </draw:line>
        <draw:line draw:style-name="gr3" draw:text-style-name="P1" draw:layer="layout" svg:x1="1.302cm" svg:y1="2.768cm" svg:x2="2.318cm" svg:y2="2.768cm">
          <text:p/>
        </draw:line>
        <draw:line draw:style-name="gr3" draw:text-style-name="P1" draw:layer="layout" svg:x1="7.895cm" svg:y1="1.288cm" svg:x2="6.514cm" svg:y2="1.295cm">
          <text:p/>
        </draw:line>
        <draw:line draw:style-name="gr3" draw:text-style-name="P1" draw:layer="layout" svg:x1="7.895cm" svg:y1="2.06cm" svg:x2="6.514cm" svg:y2="2.078cm">
          <text:p/>
        </draw:line>
        <draw:line draw:style-name="gr4" draw:text-style-name="P1" draw:layer="layout" svg:x1="1.668cm" svg:y1="0.776cm" svg:x2="2.176cm" svg:y2="0.787cm">
          <text:p/>
        </draw:line>
        <draw:line draw:style-name="gr5" draw:text-style-name="P1" draw:layer="layout" svg:x1="6.94cm" svg:y1="1.085cm" svg:x2="7.742cm" svg:y2="1.085cm">
          <text:p/>
        </draw:line>
        <draw:frame draw:style-name="gr6" draw:layer="layout" svg:width="0.875cm" svg:height="0.962cm" svg:x="7.753cm" svg:y="0.776cm">
          <draw:text-box>
            <text:p>+</text:p>
          </draw:text-box>
        </draw:frame>
        <draw:frame draw:style-name="gr7" draw:layer="layout" svg:width="0.375cm" svg:height="0.962cm" svg:x="0.48cm" svg:y="0.472cm">
          <draw:text-box>
            <text:p>+</text:p>
          </draw:text-box>
        </draw:frame>
        <draw:frame draw:style-name="gr6" draw:layer="layout" svg:width="0.714cm" svg:height="0.962cm" svg:x="7.814cm" svg:y="1.542cm">
          <draw:text-box>
            <text:p>-</text:p>
          </draw:text-box>
        </draw:frame>
        <draw:frame draw:style-name="gr8" draw:layer="layout" svg:width="0.714cm" svg:height="0.962cm" svg:x="0.435cm" svg:y="0.929cm">
          <draw:text-box>
            <text:p>-</text:p>
          </draw:text-box>
        </draw:frame>
        <draw:frame draw:style-name="gr9" draw:text-style-name="P3" draw:layer="layout" svg:width="3.555cm" svg:height="1.141cm" svg:x="2.906cm" svg:y="1.043cm">
          <draw:text-box>
            <text:p text:style-name="P2"><text:span text:style-name="T1">توانائی نہ ضائع کرنے والا</text:span></text:p>
            <text:p text:style-name="P2"><text:span text:style-name="T1"><text:s/></text:span><text:span text:style-name="T1">دو کائلوں والا نظام</text:span></text:p>
          </draw:text-box>
        </draw:frame>
        <draw:line draw:style-name="gr2" draw:text-style-name="P1" draw:layer="layout" svg:x1="1.302cm" svg:y1="1.478cm" svg:x2="2.318cm" svg:y2="1.478cm">
          <text:p/>
        </draw:line>
        <draw:line draw:style-name="gr2" draw:text-style-name="P1" draw:layer="layout" svg:x1="1.302cm" svg:y1="2.229cm" svg:x2="2.318cm" svg:y2="2.229cm">
          <text:p/>
        </draw:line>
        <draw:line draw:style-name="gr4" draw:text-style-name="P1" draw:layer="layout" svg:x1="1.617cm" svg:y1="2.067cm" svg:x2="2.125cm" svg:y2="2.078cm">
          <text:p/>
        </draw:line>
        <draw:frame draw:style-name="gr8" draw:layer="layout" svg:width="0.714cm" svg:height="0.962cm" svg:x="0.448cm" svg:y="2.24cm">
          <draw:text-box>
            <text:p>-</text:p>
          </draw:text-box>
        </draw:frame>
        <draw:frame draw:style-name="gr7" draw:layer="layout" svg:width="0.375cm" svg:height="0.962cm" svg:x="0.461cm" svg:y="1.772cm">
          <draw:text-box>
            <text:p>+</text:p>
          </draw:text-box>
        </draw:frame>
        <draw:frame draw:style-name="gr10" draw:layer="layout" svg:width="0.854cm" svg:height="0.529cm" svg:x="6.877cm" svg:y="0.3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0.425cm" svg:height="0.469cm" svg:x="7.132cm" svg:y="1.34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0.474cm" svg:height="0.529cm" svg:x="1.263cm" svg:y="0.3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0.482cm" svg:height="0.529cm" svg:x="1.198cm" svg:y="1.65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layer="layout" svg:width="0.571cm" svg:height="0.529cm" svg:x="1.328cm" svg:y="0.9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0.579cm" svg:height="0.529cm" svg:x="1.3cm" svg:y="2.1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layer="layout" svg:width="1.185cm" svg:height="0.529cm" svg:x="3.921cm" svg:y="0.26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4.104cm" svg:height="0.529cm" svg:x="0.173cm" svg:y="3.02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2.9cm" svg:height="0.529cm" svg:x="5.76cm" svg:y="3.016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09T14:30:53</dc:date>
    <dc:creator>khalid khan</dc:creator>
    <meta:editing-duration>PT01H03M52S</meta:editing-duration>
    <meta:editing-cycles>11</meta:editing-cycles>
    <meta:generator>OpenOffice.org/3.1$Linux OpenOffice.org_project/310m19$Build-9420</meta:generator>
    <meta:document-statistic meta:object-count="2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fld</math:mi>
    </math:msub>
    <math:annotation math:encoding="StarMath 5.0">f_{fld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i</math:mi>
      <math:mn>1</math:mn>
    </math:msub>
    <math:annotation math:encoding="StarMath 5.0">i_{1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i</math:mi>
      <math:mn>2</math:mn>
    </math:msub>
    <math:annotation math:encoding="StarMath 5.0">i_{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1</math:mn>
    </math:msub>
    <math:annotation math:encoding="StarMath 5.0">%lambda_{1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2</math:mn>
    </math:msub>
    <math:annotation math:encoding="StarMath 5.0">%lambda_{2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 math:fontstyle="italic">dW</math:mi>
      <math:mi math:fontstyle="italic">fld</math:mi>
    </math:msub>
    <math:annotation math:encoding="StarMath 5.0">dW_{fld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dW</math:mi>
          <math:mi math:fontstyle="italic">elect</math:mi>
        </math:msub>
        <math:mo math:stretchy="false">=</math:mo>
        <math:msub>
          <math:mi>i</math:mi>
          <math:mn>1</math:mn>
        </math:msub>
      </math:mrow>
      <math:mi>d</math:mi>
      <math:mrow>
        <math:msub>
          <math:mo math:stretchy="false">λ</math:mo>
          <math:mn>1</math:mn>
        </math:msub>
        <math:mo math:stretchy="false">+</math:mo>
        <math:msub>
          <math:mi>i</math:mi>
          <math:mn>2</math:mn>
        </math:msub>
      </math:mrow>
      <math:mi>d</math:mi>
      <math:msub>
        <math:mo math:stretchy="false">λ</math:mo>
        <math:mn>2</math:mn>
      </math:msub>
    </math:mrow>
    <math:annotation math:encoding="StarMath 5.0">dW_{elect}=i_{1}d%lambda_{1}+i_{2}d%lambda_{2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dW</math:mi>
          <math:mi math:fontstyle="italic">mech</math:mi>
        </math:msub>
        <math:mo math:stretchy="false">=</math:mo>
        <math:msub>
          <math:mi>f</math:mi>
          <math:mi math:fontstyle="italic">fld</math:mi>
        </math:msub>
      </math:mrow>
      <math:mi math:fontstyle="italic">dx</math:mi>
    </math:mrow>
    <math:annotation math:encoding="StarMath 5.0">dW_{mech}=f_{fld}dx</math:annotation>
  </math:semantics>
</math:math>
</file>